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ackage loss count</text:p>
          </table:table-cell>
          <table:table-cell table:number-columns-repeated="4"/>
          <table:table-cell table:style-name="ce1" office:value-type="string" calcext:value-type="string">
            <text:p>Start epoch time</text:p>
          </table:table-cell>
          <table:table-cell table:number-columns-repeated="4"/>
          <table:table-cell table:style-name="ce1" office:value-type="string" calcext:value-type="string">
            <text:p>Line cou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office:value-type="string" calcext:value-type="string">
            <text:p>AMS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number-columns-repeated="2" office:value-type="float" office:value="1574672117" calcext:value-type="float">
            <text:p>1574672117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office:value-type="float" office:value="259650" calcext:value-type="float">
            <text:p>259650</text:p>
          </table:table-cell>
          <table:table-cell office:value-type="float" office:value="250633" calcext:value-type="float">
            <text:p>25063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1574672115" calcext:value-type="float">
            <text:p>1574672115</text:p>
          </table:table-cell>
          <table:table-cell table:style-name="ce2"/>
          <table:table-cell office:value-type="float" office:value="1574672115" calcext:value-type="float">
            <text:p>1574672115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259637" calcext:value-type="float">
            <text:p>259637</text:p>
          </table:table-cell>
          <table:table-cell table:style-name="ce2"/>
          <table:table-cell office:value-type="float" office:value="260052" calcext:value-type="float">
            <text:p>260052</text:p>
          </table:table-cell>
        </table:table-row>
        <table:table-row table:style-name="ro1">
          <table:table-cell office:value-type="string" calcext:value-type="string">
            <text:p>SANFRA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number-columns-repeated="2" office:value-type="float" office:value="1574672116" calcext:value-type="float">
            <text:p>1574672116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office:value-type="float" office:value="250586" calcext:value-type="float">
            <text:p>250586</text:p>
          </table:table-cell>
          <table:table-cell office:value-type="float" office:value="260019" calcext:value-type="float">
            <text:p>260019</text:p>
          </table:table-cell>
          <table:table-cell table:style-name="ce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End epoch time</text:p>
          </table:table-cell>
          <table:table-cell table:number-columns-repeated="4"/>
          <table:table-cell table:style-name="ce1" office:value-type="string" calcext:value-type="string">
            <text:p>Comment cou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S</text:p>
          </table:table-cell>
          <table:table-cell table:style-name="ce2"/>
          <table:table-cell office:value-type="float" office:value="1575213882" calcext:value-type="float">
            <text:p>1575213882</text:p>
          </table:table-cell>
          <table:table-cell office:value-type="float" office:value="1575213883" calcext:value-type="float">
            <text:p>1575213883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YC</text:p>
          </table:table-cell>
          <table:table-cell office:value-type="float" office:value="1575213617" calcext:value-type="float">
            <text:p>1575213617</text:p>
          </table:table-cell>
          <table:table-cell table:style-name="ce2"/>
          <table:table-cell office:value-type="float" office:value="1575213616" calcext:value-type="float">
            <text:p>1575213616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FRAN</text:p>
          </table:table-cell>
          <table:table-cell office:value-type="float" office:value="1575213762" calcext:value-type="float">
            <text:p>1575213762</text:p>
          </table:table-cell>
          <table:table-cell office:value-type="float" office:value="1575213763" calcext:value-type="float">
            <text:p>1575213763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Time running (s)</text:p>
          </table:table-cell>
          <table:table-cell table:number-columns-repeated="4"/>
          <table:table-cell table:style-name="ce1" office:value-type="string" calcext:value-type="string">
            <text:p>Data point cou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S</text:p>
          </table:table-cell>
          <table:table-cell table:style-name="ce2"/>
          <table:table-cell table:style-name="ce3" table:formula="of:=[.H9]-[.H3]" office:value-type="float" office:value="541765" calcext:value-type="float">
            <text:p>541765</text:p>
          </table:table-cell>
          <table:table-cell table:style-name="ce3" table:formula="of:=[.I9]-[.I3]" office:value-type="float" office:value="541766" calcext:value-type="float">
            <text:p>541766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formula="of:=[.M3]-[.M9]" office:value-type="float" office:value="259649" calcext:value-type="float">
            <text:p>259649</text:p>
          </table:table-cell>
          <table:table-cell table:formula="of:=[.N3]-[.N9]" office:value-type="float" office:value="250632" calcext:value-type="float">
            <text:p>2506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YC</text:p>
          </table:table-cell>
          <table:table-cell table:style-name="ce3" table:formula="of:=[.G10]-[.G4]" office:value-type="float" office:value="541502" calcext:value-type="float">
            <text:p>541502</text:p>
          </table:table-cell>
          <table:table-cell table:style-name="ce2"/>
          <table:table-cell table:style-name="ce3" table:formula="of:=[.I10]-[.I4]" office:value-type="float" office:value="541501" calcext:value-type="float">
            <text:p>541501</text:p>
          </table:table-cell>
          <table:table-cell/>
          <table:table-cell office:value-type="string" calcext:value-type="string">
            <text:p>NYC</text:p>
          </table:table-cell>
          <table:table-cell table:formula="of:=[.L4]-[.L10]" office:value-type="float" office:value="259636" calcext:value-type="float">
            <text:p>259636</text:p>
          </table:table-cell>
          <table:table-cell table:style-name="ce2"/>
          <table:table-cell table:formula="of:=[.N4]-[.N10]" office:value-type="float" office:value="260051" calcext:value-type="float">
            <text:p>2600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FRAN</text:p>
          </table:table-cell>
          <table:table-cell table:style-name="ce3" table:formula="of:=[.G11]-[.G5]" office:value-type="float" office:value="541646" calcext:value-type="float">
            <text:p>541646</text:p>
          </table:table-cell>
          <table:table-cell table:style-name="ce3" table:formula="of:=[.H11]-[.H5]" office:value-type="float" office:value="541647" calcext:value-type="float">
            <text:p>541647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formula="of:=[.L5]-[.L11]" office:value-type="float" office:value="250585" calcext:value-type="float">
            <text:p>250585</text:p>
          </table:table-cell>
          <table:table-cell table:formula="of:=[.M5]-[.M11]" office:value-type="float" office:value="260018" calcext:value-type="float">
            <text:p>260018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6:47:16.039932032</meta:creation-date>
    <meta:generator>LibreOffice/6.2.7.1$Linux_X86_64 LibreOffice_project/20$Build-1</meta:generator>
    <dc:date>2019-12-01T17:10:15.232272439</dc:date>
    <meta:editing-duration>PT12M36S</meta:editing-duration>
    <meta:editing-cycles>5</meta:editing-cycles>
    <meta:document-statistic meta:table-count="1" meta:cell-count="91" meta:object-count="0"/>
  </office:meta>
</office:document-meta>
</file>